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365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252.79pt"/>
    </style:style>
    <style:style style:name="co7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mer" table:style-name="ta1"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atter Il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Deal 2 damage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Gain 2 block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e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Deal 1 damage to new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ream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New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Draw 1 card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War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energy and draw 1 card. Next turn, draw 1 less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oral Curt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play an Attack this turn,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er Fea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Gain 1 HP for each illusion discarded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ou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 and gain 3 energy. Do not draw cards next turn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illusion is moved to a new target and deals 2 damag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d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sive Stri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nd gain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the target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Dra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you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rred Frenz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other Attack played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usionary Lea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n illusion on you. If an illusion is discarded, deal 2 damage and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Discard your hand, then draw that many card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eblenes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to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 whenever an Illusion is appli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for each other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i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pplied, targets next attack also targets itsel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hange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Worry and Confidence cost → 0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>
        <table:table-column table:style-name="co5" table:default-cell-style-name="ce9"/>
        <table:table-column table:style-name="co6" table:default-cell-style-name="ce4"/>
        <table:table-column table:style-name="co2" table:default-cell-style-name="ce4"/>
        <table:table-column table:style-name="co7" table:number-columns-repeated="3" table:default-cell-style-name="ce11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  <table:table-cell table:style-name="ce12" office:value-type="string" calcext:value-type="string" table:number-columns-spanned="3" table:number-rows-spanned="1">
            <text:p>Options</text:p>
          </table:table-cell>
          <table:covered-table-cell table:number-columns-repeated="2" table:style-name="ce13"/>
          <table:table-cell table:style-name="ce5" table:number-columns-repeated="1018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Gain 1 treasure. Stay.</text:p>
          </table:table-cell>
          <table:table-cell office:value-type="string" calcext:value-type="string">
            <text:p>Lose 3 HP.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in 1 treasure</text:p>
          </table:table-cell>
          <table:table-cell office:value-type="string" calcext:value-type="string">
            <text:p>Gain 2 max HP</text:p>
          </table:table-cell>
          <table:table-cell office:value-type="string" calcext:value-type="string">
            <text:p>Heal 5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8 gold. 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 random card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 an elite monster.</text:p>
          </table:table-cell>
          <table:table-cell office:value-type="string" calcext:value-type="string">
            <text:p>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0:42:18.952650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4T05:44:55.341708926</dc:date>
    <meta:editing-duration>PT15H42M12S</meta:editing-duration>
    <meta:editing-cycles>6</meta:editing-cycles>
    <meta:generator>LibreOffice/6.0.3.2$Linux_X86_64 LibreOffice_project/00m0$Build-2</meta:generator>
    <meta:document-statistic meta:table-count="2" meta:cell-count="196" meta:object-count="0"/>
  </office:meta>
</office:document-meta>
</file>